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monospace"/>
    <style:font-face style:name="Menlo" svg:font-family="Menlo, Monaco, Consolas, monospace"/>
    <style:font-face style:name="OpenSymbol" svg:font-family="OpenSymbol"/>
    <style:font-face style:name="system" svg:font-family="system, system-ui, apple-system, .SFNSText-Regular, 'San Francisco', Roboto, 'Segoe UI', 'Helvetica Neue', 'Lucida Grand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fo:text-align="start" style:justify-single-word="false" fo:padding-left="0.1654in" fo:padding-right="0.339in" fo:padding-top="0.1654in" fo:padding-bottom="0.1654in" fo:border="0.0008in solid #000000"/>
      <style:text-properties fo:color="#333333" fo:background-color="#ffffff"/>
    </style:style>
    <style:style style:name="P2" style:family="paragraph" style:parent-style-name="Text_20_body">
      <style:paragraph-properties fo:margin-top="0in" fo:margin-bottom="0in" style:line-height-at-least="0.1417in" fo:text-align="start" style:justify-single-word="false" fo:padding-left="0.1654in" fo:padding-right="0.339in" fo:padding-top="0.1654in" fo:padding-bottom="0.1654in" fo:border="0.0008in solid #000000"/>
    </style:style>
    <style:style style:name="P3" style:family="paragraph" style:parent-style-name="Text_20_body">
      <style:paragraph-properties fo:margin-left="0in" fo:margin-right="0in" fo:margin-top="0in" fo:margin-bottom="0in" fo:text-align="start" style:justify-single-word="false" fo:text-indent="0in" style:auto-text-indent="false" fo:padding-left="0.1654in" fo:padding-right="0.339in" fo:padding-top="0.1654in" fo:padding-bottom="0.1654in" fo:border="0.0008in solid #000000"/>
      <style:text-properties fo:color="#333333" fo:font-size="8.5pt" fo:background-color="#ffffff"/>
    </style:style>
    <style:style style:name="P4" style:family="paragraph" style:parent-style-name="Text_20_body">
      <style:paragraph-properties fo:margin-left="0in" fo:margin-right="0in" fo:margin-top="0in" fo:margin-bottom="0in" fo:line-height="145%" fo:text-align="start" style:justify-single-word="false" fo:orphans="2" fo:widows="2" fo:text-indent="0in" style:auto-text-indent="false" fo:padding="0in" fo:border="none"/>
      <style:text-properties fo:font-size="11.3500003814697pt" fo:font-weight="bold"/>
    </style:style>
    <style:style style:name="P5" style:family="paragraph" style:parent-style-name="Text_20_body">
      <style:paragraph-properties fo:margin-left="0in" fo:margin-right="0in" fo:margin-top="0in" fo:margin-bottom="0in" fo:orphans="2" fo:widows="2" fo:text-indent="0in" style:auto-text-indent="false" fo:padding="0in" fo:border="none"/>
    </style:style>
    <style:style style:name="P6"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fo:letter-spacing="normal"/>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margin-top="0.3937in" fo:margin-bottom="0in" fo:orphans="2" fo:widows="2" fo:text-indent="0in" style:auto-text-indent="false" fo:padding="0in" fo:border="none"/>
    </style:style>
    <style:style style:name="P9" style:family="paragraph" style:parent-style-name="Text_20_body">
      <style:paragraph-properties fo:margin-left="0in" fo:margin-right="0in" fo:margin-top="0in" fo:margin-bottom="0.2201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10" style:family="paragraph" style:parent-style-name="Text_20_body">
      <style:paragraph-properties fo:margin-left="0in" fo:margin-right="3.0709in" fo:text-indent="0in" style:auto-text-indent="false"/>
    </style:style>
    <style:style style:name="P11" style:family="paragraph" style:parent-style-name="Text_20_body">
      <style:paragraph-properties fo:margin-left="0.0783in" fo:margin-right="0in" fo:margin-top="0.3937in" fo:margin-bottom="0in" fo:orphans="2" fo:widows="2" fo:text-indent="0in" style:auto-text-indent="false" fo:padding="0in" fo:border="none"/>
      <style:text-properties fo:font-variant="normal" fo:text-transform="none" fo:color="#000000" fo:letter-spacing="normal"/>
    </style:style>
    <style:style style:name="P12" style:family="paragraph" style:parent-style-name="Text_20_body" style:list-style-name="L3">
      <style:paragraph-properties fo:margin-left="0.2362in" fo:margin-right="0in" fo:margin-top="0in" fo:margin-bottom="0in" fo:orphans="2" fo:widows="2" fo:text-indent="0in" style:auto-text-indent="false" fo:padding="0in" fo:border="none"/>
    </style:style>
    <style:style style:name="P13" style:family="paragraph" style:parent-style-name="Text_20_body" style:list-style-name="L4">
      <style:paragraph-properties fo:margin-left="0.2362in" fo:margin-right="0in" fo:margin-top="0in" fo:margin-bottom="0in" fo:orphans="2" fo:widows="2" fo:text-indent="0in" style:auto-text-indent="false" fo:padding="0in" fo:border="none"/>
    </style:style>
    <style:style style:name="P14" style:family="paragraph" style:parent-style-name="Text_20_body" style:list-style-name="L5">
      <style:paragraph-properties fo:margin-left="0.2362in" fo:margin-right="0in" fo:margin-top="0in" fo:margin-bottom="0in" fo:orphans="2" fo:widows="2" fo:text-indent="0in" style:auto-text-indent="false" fo:padding="0in" fo:border="none"/>
    </style:style>
    <style:style style:name="P15" style:family="paragraph" style:parent-style-name="Text_20_body" style:list-style-name="L1">
      <style:paragraph-properties fo:margin-left="0.2362in" fo:margin-right="0in" fo:margin-top="0in" fo:margin-bottom="0.0783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16" style:family="paragraph" style:parent-style-name="Text_20_body" style:list-style-name="L2">
      <style:paragraph-properties fo:margin-left="0.2362in" fo:margin-right="0in" fo:margin-top="0in" fo:margin-bottom="0.0783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17" style:family="paragraph" style:parent-style-name="Text_20_body" style:list-style-name="L5">
      <style:paragraph-properties fo:margin-left="0.2362in" fo:margin-right="0in" fo:margin-top="0in" fo:margin-bottom="0.0783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18" style:family="paragraph" style:parent-style-name="Text_20_body" style:list-style-name="L6">
      <style:paragraph-properties fo:margin-left="0.2362in" fo:margin-right="0in" fo:margin-top="0in" fo:margin-bottom="0.0783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19" style:family="paragraph" style:parent-style-name="Text_20_body" style:list-style-name="L7">
      <style:paragraph-properties fo:margin-left="0.2362in" fo:margin-right="0in" fo:margin-top="0in" fo:margin-bottom="0.0783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20" style:family="paragraph" style:parent-style-name="Text_20_body" style:list-style-name="L8">
      <style:paragraph-properties fo:margin-left="0.2362in" fo:margin-right="0in" fo:margin-top="0in" fo:margin-bottom="0.0783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21" style:family="paragraph" style:parent-style-name="Text_20_body" style:list-style-name="L9">
      <style:paragraph-properties fo:margin-left="0.2362in" fo:margin-right="0in" fo:margin-top="0in" fo:margin-bottom="0.0783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22" style:family="paragraph" style:parent-style-name="Text_20_body" style:list-style-name="L10">
      <style:paragraph-properties fo:margin-left="0.2362in" fo:margin-right="0in" fo:margin-top="0in" fo:margin-bottom="0.0783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23" style:family="paragraph" style:parent-style-name="Text_20_body" style:list-style-name="L11">
      <style:paragraph-properties fo:margin-left="0.2362in" fo:margin-right="0in" fo:margin-top="0in" fo:margin-bottom="0.0783in" fo:orphans="2" fo:widows="2" fo:text-indent="0in" style:auto-text-indent="false" fo:padding="0in" fo:border="none"/>
      <style:text-properties fo:font-variant="normal" fo:text-transform="none" fo:color="#000000" style:font-name="system" fo:font-size="11.3500003814697pt" fo:letter-spacing="normal" fo:font-style="normal" fo:font-weight="normal"/>
    </style:style>
    <style:style style:name="P24" style:family="paragraph" style:parent-style-name="Text_20_body" style:list-style-name="L4">
      <style:paragraph-properties fo:margin-left="0.472in" fo:margin-right="0in" fo:margin-top="0in" fo:margin-bottom="0in" fo:orphans="2" fo:widows="2" fo:text-indent="0in" style:auto-text-indent="false" fo:padding="0in" fo:border="none"/>
    </style:style>
    <style:style style:name="P25" style:family="paragraph" style:parent-style-name="Text_20_body">
      <style:paragraph-properties fo:margin-top="0.3937in" fo:margin-bottom="0in" fo:orphans="2" fo:widows="2" fo:padding="0in" fo:border="none"/>
      <style:text-properties fo:font-variant="normal" fo:text-transform="none" fo:color="#000000" fo:letter-spacing="normal"/>
    </style:style>
    <style:style style:name="P26" style:family="paragraph" style:parent-style-name="Heading_20_4">
      <style:paragraph-properties fo:margin-left="0in" fo:margin-right="0in" fo:margin-top="0in" fo:margin-bottom="0.0783in" fo:orphans="2" fo:widows="2" fo:text-indent="0in" style:auto-text-indent="false" fo:padding="0in" fo:border="none"/>
      <style:text-properties fo:font-variant="normal" fo:text-transform="none" fo:color="#41a4a9" style:font-name="system" fo:font-size="12.4499998092651pt" fo:letter-spacing="normal" fo:font-style="normal" fo:font-weight="bold"/>
    </style:style>
    <style:style style:name="P27" style:family="paragraph" style:parent-style-name="Heading_20_3">
      <style:paragraph-properties fo:margin-left="0in" fo:margin-right="0in" fo:margin-top="0in" fo:margin-bottom="0in" fo:text-align="start" style:justify-single-word="false" fo:text-indent="0in" style:auto-text-indent="false" fo:padding-left="0.1654in" fo:padding-right="0.339in" fo:padding-top="0.1654in" fo:padding-bottom="0.1654in" fo:border="0.0008in solid #000000"/>
      <style:text-properties fo:color="#333333" fo:font-size="8.5pt" fo:background-color="#ffffff"/>
    </style:style>
    <style:style style:name="P28" style:family="paragraph" style:parent-style-name="Heading_20_3">
      <style:paragraph-properties fo:margin-left="0in" fo:margin-right="0in" fo:margin-top="0in" fo:margin-bottom="0.0783in" fo:orphans="2" fo:widows="2" fo:text-indent="0in" style:auto-text-indent="false" fo:padding="0in" fo:border="none"/>
      <style:text-properties fo:font-variant="normal" fo:text-transform="none" fo:color="#41a4a9" style:font-name="system" fo:font-size="13.6000003814697pt" fo:letter-spacing="normal" fo:font-style="normal" fo:font-weight="bold"/>
    </style:style>
    <style:style style:name="P29" style:family="paragraph" style:parent-style-name="Preformatted_20_Text">
      <style:paragraph-properties fo:margin-left="0in" fo:margin-right="0in" fo:margin-top="0in" fo:margin-bottom="0.1575in" fo:orphans="2" fo:widows="2" fo:text-indent="0in" style:auto-text-indent="false" fo:background-color="#222222" fo:padding="0.0783in" fo:border="0.0008in solid #e1e1e1">
        <style:background-image/>
      </style:paragraph-properties>
      <style:text-properties fo:font-variant="normal" fo:text-transform="none" fo:color="#ffffff" style:font-name="Menlo" fo:font-size="9.64999961853027pt" fo:letter-spacing="normal" fo:font-style="normal" fo:font-weight="normal"/>
    </style:style>
    <style:style style:name="P30" style:family="paragraph" style:parent-style-name="Preformatted_20_Text">
      <style:paragraph-properties fo:margin-top="0in" fo:margin-bottom="0.1575in" fo:orphans="2" fo:widows="2" fo:background-color="#222222" fo:padding="0.0783in" fo:border="0.0008in solid #e1e1e1">
        <style:background-image/>
      </style:paragraph-properties>
      <style:text-properties fo:font-variant="normal" fo:text-transform="none" fo:color="#ffffff" style:font-name="Menlo" fo:font-size="9.64999961853027pt" fo:letter-spacing="normal" fo:font-style="normal" fo:font-weight="normal"/>
    </style:style>
    <style:style style:name="P31" style:family="paragraph" style:parent-style-name="Preformatted_20_Text">
      <style:paragraph-properties fo:margin-top="0in" fo:margin-bottom="0.1575in" fo:orphans="2" fo:widows="2" fo:background-color="#222222" fo:padding="0.0783in" fo:border="0.0008in solid #e1e1e1">
        <style:background-image/>
      </style:paragraph-properties>
      <style:text-properties fo:font-variant="normal" fo:text-transform="none" fo:color="#ffffff" fo:letter-spacing="normal"/>
    </style:style>
    <style:style style:name="P32" style:family="paragraph" style:parent-style-name="Heading_20_2">
      <style:paragraph-properties fo:margin-left="0in" fo:margin-right="0in" fo:margin-top="0in" fo:margin-bottom="0.0783in" fo:orphans="2" fo:widows="2" fo:text-indent="0in" style:auto-text-indent="false" fo:padding="0in" fo:border="none"/>
      <style:text-properties fo:font-variant="normal" fo:text-transform="none" fo:color="#000000" style:font-name="system" fo:font-size="15.3000001907349pt" fo:letter-spacing="normal" fo:font-weight="bold"/>
    </style:style>
    <style:style style:name="P33" style:family="paragraph" style:parent-style-name="Heading_20_2">
      <style:paragraph-properties fo:margin-left="0in" fo:margin-right="0in" fo:margin-top="0in" fo:margin-bottom="0.0783in" fo:orphans="2" fo:widows="2" fo:text-indent="0in" style:auto-text-indent="false" fo:padding="0in" fo:border="none"/>
      <style:text-properties fo:font-variant="normal" fo:text-transform="none" fo:color="#41a4a9" style:font-name="system" fo:font-size="15.3000001907349pt" fo:letter-spacing="normal" fo:font-style="normal" fo:font-weight="bold"/>
    </style:style>
    <style:style style:name="P34" style:family="paragraph">
      <style:paragraph-properties fo:text-align="start"/>
      <style:text-properties fo:color="#333333" style:text-line-through-style="none" style:font-name="Courier New" fo:font-size="10pt" fo:font-style="normal" style:text-underline-style="none"/>
    </style:style>
    <style:style style:name="T1" style:family="text">
      <style:text-properties fo:font-variant="normal" fo:text-transform="none" fo:color="#000000" style:font-name="system" fo:font-size="11.3500003814697pt" fo:letter-spacing="normal" fo:font-style="normal" fo:font-weight="bold"/>
    </style:style>
    <style:style style:name="T2" style:family="text">
      <style:text-properties fo:font-variant="normal" fo:text-transform="none" fo:color="#000000" style:font-name="system" fo:font-size="11.3500003814697pt" fo:letter-spacing="normal" fo:font-style="normal" fo:font-weight="normal"/>
    </style:style>
    <style:style style:name="T3" style:family="text">
      <style:text-properties fo:font-variant="normal" fo:text-transform="none" fo:color="#000000" style:font-name="Courier New1" fo:font-size="9.64999961853027pt" fo:letter-spacing="normal" fo:font-style="normal" fo:font-weight="bold"/>
    </style:style>
    <style:style style:name="T4" style:family="text">
      <style:text-properties fo:font-variant="normal" fo:text-transform="none" fo:color="#275f62" style:font-name="system" fo:font-size="11.3500003814697pt" fo:letter-spacing="normal" fo:font-style="normal" style:text-underline-style="solid" style:text-underline-width="auto" style:text-underline-color="font-color" fo:font-weight="bold"/>
    </style:style>
    <style:style style:name="T5" style:family="text">
      <style:text-properties fo:font-variant="normal" fo:text-transform="none" fo:color="#275f62" style:font-name="system" fo:font-size="11.3500003814697pt" fo:letter-spacing="normal" fo:font-style="normal" style:text-underline-style="solid" style:text-underline-width="auto" style:text-underline-color="font-color" fo:font-weight="normal"/>
    </style:style>
    <style:style style:name="T6" style:family="text">
      <style:text-properties fo:color="#333333" fo:font-size="7.94999980926514pt" style:text-underline-style="solid" style:text-underline-width="auto" style:text-underline-color="font-color" fo:background-color="#ffffff"/>
    </style:style>
    <style:style style:name="T7" style:family="text">
      <style:text-properties fo:color="#333333" fo:font-size="7.94999980926514pt" fo:background-color="#ffffff"/>
    </style:style>
    <style:style style:name="T8" style:family="text">
      <style:text-properties style:font-name="Menlo" fo:font-size="9.64999961853027pt"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0193in" fo:border="0.0008in solid #999191"/>
    </style:style>
    <style:style style:name="fr3" style:family="graphic" style:parent-style-name="Graphics">
      <style:graphic-properties fo:margin-left="0.0398in" fo:margin-right="0.0398in" fo:margin-top="0.0398in" fo:margin-bottom="0.0398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9f9f9"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 xlink:type="simple">
          <form:text form:name="websit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a xlink:type="simple" xlink:href="https://getlabsdone.com/how-to-install-pfsense-on-kvm/" text:style-name="Internet_20_link" text:visited-style-name="Visited_20_Internet_20_Link">https://getlabsdone.com/how-to-install-pfsense-on-kvm/</text:a></text:p>
      <text:p text:style-name="Standard"/>
      <text:p text:style-name="P10"><draw:frame draw:style-name="fr1" draw:name="Frame1" text:anchor-type="char" svg:width="0.0161in" draw:z-index="1"><draw:text-box fo:min-height="0.0161in"><text:p text:style-name="Text_20_body"/></draw:text-box></draw:frame><draw:frame draw:style-name="fr1" draw:name="Frame2" text:anchor-type="char" svg:width="0.0161in" draw:z-index="0"><draw:text-box fo:min-height="0.0161in"><text:p text:style-name="Text_20_body"/></draw:text-box></draw:frame><draw:frame draw:style-name="fr3" draw:name="graphics1" text:anchor-type="as-char" svg:width="4.6063in" svg:height="3.7799in" draw:z-index="42"><draw:image xlink:href="https://getlabsdone.com/wp-content/uploads/2020/12/image-133.png.webp" xlink:type="simple" xlink:show="embed" xlink:actuate="onLoad"/></draw:frame><text:bookmark text:name="mv-trellis-img-1"/></text:p>
      <text:p text:style-name="P9"/>
      <text:p text:style-name="P9"/>
      <text:p text:style-name="P9">The Pfsense firewall is a good alternative for your home network router. It can even replace the high-end commercial routers at the enterprise network as well. Moreover, it is open source and free too. Unless you are opting for support from netgate.</text:p>
      <text:section text:style-name="Sect1" text:name="ez-toc-container">
        <text:p text:style-name="P4">Table of Contents</text:p>
        <text:p text:style-name="P11"><draw:frame draw:style-name="fr2" draw:name="Frame3" text:anchor-type="paragraph" svg:width="0.2756in" draw:z-index="2"><draw:text-box fo:min-height="0.0161in"><text:p text:style-name="P7"/></draw:text-box></draw:frame></text:p>
      </text:section>
      <text:h text:style-name="P32" text:outline-level="2"><text:bookmark text:name="Can_I_install_pfSense_on_Ubuntu"/>Can I install pfSense on Ubuntu?</text:h>
      <text:p text:style-name="P5"><text:span text:style-name="Strong_20_Emphasis"><text:span text:style-name="T1">Pfsense is an open-source firewall based on FreeBSD operating system, and since it is not a service, you cannot install it directly on the ubuntu machine as a service. So the only option is to virtualize them in your Ubuntu machine.</text:span></text:span></text:p>
      <text:p text:style-name="P5"><text:span text:style-name="Strong_20_Emphasis"><text:span text:style-name="T1">And for virtualization, you don’t need to use any third-party hypervisors such as </text:span></text:span><text:a xlink:type="simple" xlink:href="https://getlabsdone.com/how-to-install-pfsense-on-vmware-workstation/" office:target-frame-name="_blank" xlink:show="new" text:style-name="Internet_20_link" text:visited-style-name="Visited_20_Internet_20_Link"><text:span text:style-name="Strong_20_Emphasis"><text:span text:style-name="T4">VMware workstation</text:span></text:span></text:a><text:span text:style-name="Strong_20_Emphasis"><text:span text:style-name="T1"> or </text:span></text:span><text:a xlink:type="simple" xlink:href="https://getlabsdone.com/how-to-install-pfsense-on-virtualbox/" office:target-frame-name="_blank" xlink:show="new" text:style-name="Internet_20_link" text:visited-style-name="Visited_20_Internet_20_Link"><text:span text:style-name="Strong_20_Emphasis"><text:span text:style-name="T4">Virtualbox</text:span></text:span></text:a><text:span text:style-name="Strong_20_Emphasis"><text:span text:style-name="T1"> (though you can use them). You can use Linux-based KVM virtualization, and it is for free.</text:span></text:span></text:p>
      <text:p text:style-name="P9">The KVM is the native hypervisor in Linux, so the recommended method is to use the KVM installation.</text:p>
      <text:p text:style-name="P5"><text:soft-page-break/><text:span text:style-name="T2">After you have installed the KVM packages on Ubuntu, </text:span><text:span text:style-name="Strong_20_Emphasis"><text:span text:style-name="T1">you should be good to begin the Pfsense installation.</text:span></text:span></text:p>
      <text:p text:style-name="P9">You can install the Pfsense firewall on most Linux operating systems, including the centos and the Redhat.</text:p>
      <text:p text:style-name="P9">In this blog, we will install the Pfsense firewall on Ubuntu Linux, and the steps are similar to any other version of Linux as well.</text:p>
      <text:h text:style-name="P28" text:outline-level="3"><text:bookmark text:name="Prerequisite"/>Prerequisite;</text:h>
      <text:list xml:id="list7246938974075102540" text:style-name="L1">
        <text:list-item>
          <text:p text:style-name="P15">Install the KVM packages on your machine.</text:p>
        </text:list-item>
      </text:list>
      <text:p text:style-name="P9">You can install the KVM packages on Ubuntu by following the below commands.</text:p>
      <text:p text:style-name="P29">sudo apt update</text:p>
      <text:p text:style-name="P30">sudo apt install qemu-kvm bridge-utils virt-manager libosinfo-bin -y</text:p>
      <text:p text:style-name="P9">Note: To get better performance, you may have to enable the Intel VT or AMD virtualization option on your bios.</text:p>
      <text:list xml:id="list5488477113432097391" text:style-name="L2">
        <text:list-item>
          <text:p text:style-name="P16">Download the Pfsense software.</text:p>
        </text:list-item>
      </text:list>
      <text:p text:style-name="P5"><text:span text:style-name="T2">You can go ahead and download the file by going to the link </text:span><text:a xlink:type="simple" xlink:href="https://www.pfsense.org/download/" text:style-name="Internet_20_link" text:visited-style-name="Visited_20_Internet_20_Link"><text:span text:style-name="T5">here</text:span></text:a><text:span text:style-name="T2">.</text:span></text:p>
      <text:list xml:id="list3954484471390848786" text:style-name="L3">
        <text:list-item>
          <text:p text:style-name="P12"><text:span text:style-name="T2">A layer2 switch – I am using inexpensive </text:span><text:a xlink:type="simple" xlink:href="https://getlabsdone.com/tplink-switch" office:target-frame-name="_blank" xlink:show="new" text:style-name="Internet_20_link" text:visited-style-name="Visited_20_Internet_20_Link"><text:span text:style-name="T5">TPlink </text:span></text:a><text:span text:style-name="T2">8 port unmanaged switch for this.</text:span></text:p>
        </text:list-item>
      </text:list>
      <text:h text:style-name="P33" text:outline-level="2"><text:bookmark text:name="Steps_to_install_Pfsense_Firewall_on_the_Ubuntu_KVM_hypervisor"/>Steps to install Pfsense Firewall on the Ubuntu KVM hypervisor.</text:h>
      <text:list xml:id="list8671083428169813905" text:style-name="L4">
        <text:list-item>
          <text:p text:style-name="P13"><text:a xlink:type="simple" xlink:href="https://getlabsdone.com/how-to-install-pfsense-on-kvm/#anchor1" text:style-name="Internet_20_link" text:visited-style-name="Visited_20_Internet_20_Link"><text:span text:style-name="T5">Prepare the Network.</text:span></text:a></text:p>
          <text:list>
            <text:list-item>
              <text:p text:style-name="P24"><text:a xlink:type="simple" xlink:href="https://getlabsdone.com/how-to-install-pfsense-on-kvm/#anchor2" text:style-name="Internet_20_link" text:visited-style-name="Visited_20_Internet_20_Link"><text:span text:style-name="T5">Configure the Layer 2 switch.</text:span></text:a></text:p>
            </text:list-item>
            <text:list-item>
              <text:p text:style-name="P24"><text:a xlink:type="simple" xlink:href="https://getlabsdone.com/how-to-install-pfsense-on-kvm/#anchor3" text:style-name="Internet_20_link" text:visited-style-name="Visited_20_Internet_20_Link"><text:span text:style-name="T5">Configure the VLAN’s on TPlinkTL-SG108E.</text:span></text:a></text:p>
            </text:list-item>
          </text:list>
        </text:list-item>
        <text:list-item>
          <text:p text:style-name="P13"><text:a xlink:type="simple" xlink:href="https://getlabsdone.com/how-to-install-pfsense-on-kvm/#anchor4" text:style-name="Internet_20_link" text:visited-style-name="Visited_20_Internet_20_Link"><text:span text:style-name="T5">The pfsense KVM network setup.</text:span></text:a></text:p>
          <text:list>
            <text:list-item>
              <text:p text:style-name="P24"><text:a xlink:type="simple" xlink:href="https://getlabsdone.com/how-to-install-pfsense-on-kvm/#anchor5" text:style-name="Internet_20_link" text:visited-style-name="Visited_20_Internet_20_Link"><text:span text:style-name="T5">Configuration of the KVM Network Side.</text:span></text:a></text:p>
            </text:list-item>
            <text:list-item>
              <text:p text:style-name="P24"><text:a xlink:type="simple" xlink:href="https://getlabsdone.com/how-to-install-pfsense-on-kvm/#anchor6" text:style-name="Internet_20_link" text:visited-style-name="Visited_20_Internet_20_Link"><text:span text:style-name="T5">Configure the VLAN interfaces.</text:span></text:a></text:p>
            </text:list-item>
            <text:list-item>
              <text:p text:style-name="P24"><text:a xlink:type="simple" xlink:href="https://getlabsdone.com/how-to-install-pfsense-on-kvm/#anchor7" text:style-name="Internet_20_link" text:visited-style-name="Visited_20_Internet_20_Link"><text:span text:style-name="T5">Configure the Bridge interfaces.</text:span></text:a></text:p>
            </text:list-item>
          </text:list>
        </text:list-item>
        <text:list-item>
          <text:p text:style-name="P13"><text:a xlink:type="simple" xlink:href="https://getlabsdone.com/how-to-install-pfsense-on-kvm/#anchor8" text:style-name="Internet_20_link" text:visited-style-name="Visited_20_Internet_20_Link"><text:span text:style-name="T5">Install the PFsense on KVM.</text:span></text:a></text:p>
          <text:list>
            <text:list-item>
              <text:p text:style-name="P24"><text:a xlink:type="simple" xlink:href="https://getlabsdone.com/how-to-install-pfsense-on-kvm/#anchor9" text:style-name="Internet_20_link" text:visited-style-name="Visited_20_Internet_20_Link"><text:span text:style-name="T5">Configure the Pfsense VM.</text:span></text:a></text:p>
            </text:list-item>
            <text:list-item>
              <text:p text:style-name="P24"><text:a xlink:type="simple" xlink:href="https://getlabsdone.com/how-to-install-pfsense-on-kvm/#anchor10" text:style-name="Internet_20_link" text:visited-style-name="Visited_20_Internet_20_Link"><text:span text:style-name="T5">Configure the system resources.</text:span></text:a></text:p>
            </text:list-item>
            <text:list-item>
              <text:p text:style-name="P24"><text:a xlink:type="simple" xlink:href="https://getlabsdone.com/how-to-install-pfsense-on-kvm/#anchor11" text:style-name="Internet_20_link" text:visited-style-name="Visited_20_Internet_20_Link"><text:span text:style-name="T5">Configure the Network link for the Pfsense.</text:span></text:a></text:p>
            </text:list-item>
            <text:list-item>
              <text:p text:style-name="P24"><text:a xlink:type="simple" xlink:href="https://getlabsdone.com/how-to-install-pfsense-on-kvm/#anchor12" text:style-name="Internet_20_link" text:visited-style-name="Visited_20_Internet_20_Link"><text:span text:style-name="T5">Begin installation.</text:span></text:a></text:p>
            </text:list-item>
          </text:list>
        </text:list-item>
        <text:list-item>
          <text:p text:style-name="P13"><text:a xlink:type="simple" xlink:href="https://getlabsdone.com/how-to-install-pfsense-on-kvm/#anchor13" text:style-name="Internet_20_link" text:visited-style-name="Visited_20_Internet_20_Link"><text:span text:style-name="T5">Configure the Pfsense VM in KVM.</text:span></text:a></text:p>
        </text:list-item>
        <text:list-item>
          <text:p text:style-name="P13"><text:a xlink:type="simple" xlink:href="https://getlabsdone.com/how-to-install-pfsense-on-kvm/#anchor14" text:style-name="Internet_20_link" text:visited-style-name="Visited_20_Internet_20_Link"><text:span text:style-name="T5">Pfsense Web GUI initial setup.</text:span></text:a></text:p>
        </text:list-item>
        <text:list-item>
          <text:p text:style-name="P13"><text:a xlink:type="simple" xlink:href="https://getlabsdone.com/how-to-install-pfsense-on-kvm/#anchor15" text:style-name="Internet_20_link" text:visited-style-name="Visited_20_Internet_20_Link"><text:span text:style-name="T5">Pfsense pppoe wan setup</text:span></text:a></text:p>
          <text:list>
            <text:list-item>
              <text:p text:style-name="P24"><text:a xlink:type="simple" xlink:href="https://getlabsdone.com/how-to-install-pfsense-on-kvm/#anchor16" text:style-name="Internet_20_link" text:visited-style-name="Visited_20_Internet_20_Link"><text:span text:style-name="T5">Apply the configuration.</text:span></text:a></text:p>
            </text:list-item>
          </text:list>
        </text:list-item>
        <text:list-item>
          <text:p text:style-name="P13"><text:a xlink:type="simple" xlink:href="https://getlabsdone.com/how-to-install-pfsense-on-kvm/#anchor17" text:style-name="Internet_20_link" text:visited-style-name="Visited_20_Internet_20_Link"><text:span text:style-name="T5">Configure the Pfsense to start at boot in KVM.</text:span></text:a></text:p>
        </text:list-item>
        <text:list-item>
          <text:p text:style-name="P13"><text:a xlink:type="simple" xlink:href="https://getlabsdone.com/how-to-install-pfsense-on-kvm/#anchor18" text:style-name="Internet_20_link" text:visited-style-name="Visited_20_Internet_20_Link"><text:span text:style-name="T5">Verify PFSense firewall connectivity.</text:span></text:a></text:p>
          <text:list>
            <text:list-item>
              <text:p text:style-name="P24"><text:a xlink:type="simple" xlink:href="https://getlabsdone.com/how-to-install-pfsense-on-kvm/#anchor19" text:style-name="Internet_20_link" text:visited-style-name="Visited_20_Internet_20_Link"><text:span text:style-name="T5">Using a VM.</text:span></text:a></text:p>
            </text:list-item>
            <text:list-item>
              <text:p text:style-name="P24"><text:a xlink:type="simple" xlink:href="https://getlabsdone.com/how-to-install-pfsense-on-kvm/#anchor20" text:style-name="Internet_20_link" text:visited-style-name="Visited_20_Internet_20_Link"><text:span text:style-name="T5">Connect the wireless device to the PFsense firewall.</text:span></text:a></text:p>
            </text:list-item>
            <text:list-item>
              <text:p text:style-name="P24"><text:a xlink:type="simple" xlink:href="https://getlabsdone.com/how-to-install-pfsense-on-kvm/#anchor21" text:style-name="Internet_20_link" text:visited-style-name="Visited_20_Internet_20_Link"><text:span text:style-name="T5">On the wired.</text:span></text:a></text:p>
            </text:list-item>
          </text:list>
        </text:list-item>
      </text:list>
      <text:h text:style-name="P28" text:outline-level="3"><text:bookmark text:name="anchor1"/><text:bookmark text:name="1_Prepare_the_Network"/><text:soft-page-break/>1. Prepare the Network.</text:h>
      <text:p text:style-name="P9">The Pfsense firewall uses two interfaces, one is for the WAN, and another is for the LAN. In a virtualized environment, to simulate those two networks, you can use VLANs.</text:p>
      <text:p text:style-name="P9">Let’s go ahead, and set up our underlay network, and below is the topology that we are going to use. As you can see, my modem on the right is connected to a layer2 switch. And the Switch is splitting the Network using VLANs.</text:p>
      <text:p text:style-name="P6"><draw:frame draw:style-name="fr4" draw:name="graphics2" text:anchor-type="as-char" svg:width="6.189in" svg:height="2.3701in" draw:z-index="3"><draw:image xlink:href="https://getlabsdone.com/wp-content/uploads/2020/12/image-131.png.webp" xlink:type="simple" xlink:show="embed" xlink:actuate="onLoad"/><svg:title>pfsense kvm ubuntu</svg:title></draw:frame><text:bookmark text:name="mv-trellis-img-37"/></text:p>
      <text:section text:style-name="Sect2" text:name="grow-me-inline-subscribe-cta-root-0">
        <text:p text:style-name="P8"><draw:frame draw:style-name="fr1" draw:name="Frame4" text:anchor-type="char" svg:width="5.7244in" draw:z-index="4"><draw:text-box fo:min-height="0.0161in"><text:h text:style-name="P27" text:outline-level="3"><draw:frame draw:style-name="fr5" draw:name="graphics3" text:anchor-type="char" svg:width="1.378in" svg:height="1.378in" draw:z-index="7"><draw:image xlink:href="https://res.cloudinary.com/grow-me/v1701693450/aegig3xtxnosxlecihqs.jpg" xlink:type="simple" xlink:show="embed" xlink:actuate="onLoad"/></draw:frame>Subscribe to GetLabsDone!</text:h><text:p text:style-name="P3">Get updates on the latest posts and more from GetLabsDone straight to your inbox.</text:p><text:p text:style-name="P1"><draw:control text:anchor-type="as-char" draw:z-index="5" draw:style-name="gr1" draw:text-style-name="P34" svg:width="0.0094in" svg:height="0.0094in" draw:control="control1"/><draw:control text:anchor-type="as-char" draw:z-index="6" draw:style-name="gr1" draw:text-style-name="P34" svg:width="2.4252in" svg:height="0.2524in" draw:control="control2"/></text:p><text:p text:style-name="P2"><text:span text:style-name="T7">We use your personal data for interest-based advertising, as outlined in our </text:span><text:a xlink:type="simple" xlink:href="https://www.mediavine.com/legal-and-privacy-center/" office:target-frame-name="_blank" xlink:show="new" text:style-name="Internet_20_link" text:visited-style-name="Visited_20_Internet_20_Link"><text:span text:style-name="T6">Privacy Notice</text:span></text:a><text:span text:style-name="T7">.</text:span></text:p></draw:text-box></draw:frame></text:p>
      </text:section>
      <text:h text:style-name="P26" text:outline-level="4"><text:bookmark text:name="anchor2"/>Configure the Layer 2 switch.</text:h>
      <text:list xml:id="list902020755099157529" text:style-name="L5">
        <text:list-item>
          <text:p text:style-name="P17">I am using a PPPoE connection from my internet service provider, and the link from the modem needs to be extended till the PFsense VM WAN interface on the left.</text:p>
        </text:list-item>
        <text:list-item>
          <text:p text:style-name="P17">The modem is connected to the Switch via VLAN 100.</text:p>
        </text:list-item>
        <text:list-item>
          <text:p text:style-name="P17">The Switch’s connection to the access point is VLAN 200, where all the home users can connect via wifi.</text:p>
        </text:list-item>
        <text:list-item>
          <text:p text:style-name="P17">The Switch’s connection to the Ubuntu machine is a trunk, which carries both the VLAN 100 and 200.</text:p>
        </text:list-item>
        <text:list-item>
          <text:p text:style-name="P14"><text:span text:style-name="T2">I am using TP-Link Layer2 8 port switch for this lab, and the model that we are using here is </text:span><text:a xlink:type="simple" xlink:href="https://getlabsdone.com/tplink-switch" office:target-frame-name="_blank" xlink:show="new" text:style-name="Internet_20_link" text:visited-style-name="Visited_20_Internet_20_Link"><text:span text:style-name="T5">TL-SG108E</text:span></text:a></text:p>
        </text:list-item>
      </text:list>
      <text:p text:style-name="P9">Note : Any layer 2 switches would work with this topology, as long as you can achieve the above.</text:p>
      <text:h text:style-name="P26" text:outline-level="4"><text:bookmark text:name="anchor3"/>Configure the VLAN’s on TPlinkTL-SG108E</text:h>
      <text:p text:style-name="P9">The actual physical topology look like below.</text:p>
      <text:p text:style-name="P6"><text:soft-page-break/><draw:frame draw:style-name="fr4" draw:name="graphics4" text:anchor-type="as-char" svg:width="4.6063in" svg:height="3.7799in" draw:z-index="8"><draw:image xlink:href="https://getlabsdone.com/wp-content/uploads/2020/12/image-133.png.webp" xlink:type="simple" xlink:show="embed" xlink:actuate="onLoad"/><svg:title>pfsense kvm ubuntu</svg:title></draw:frame><text:bookmark text:name="mv-trellis-img-38"/></text:p>
      <text:p text:style-name="P9">If you look into the topology above, we need to configure four ports.</text:p>
      <text:list xml:id="list118859112674981071" text:style-name="L6">
        <text:list-item>
          <text:p text:style-name="P18">The first interface (Port1) is connected to the internet on VLAN 100 as an untagged port.</text:p>
        </text:list-item>
        <text:list-item>
          <text:p text:style-name="P18">The second interface (Port2) is connected to the access point on VLAN 200 as an untagged port.</text:p>
        </text:list-item>
        <text:list-item>
          <text:p text:style-name="P18">The third port (port 3) is connected to the Ubuntu KVM, which carries both tagged VLAN 100 and 200.</text:p>
        </text:list-item>
        <text:list-item>
          <text:p text:style-name="P18">The fourth port (port8) connected to the PC is on VLAN 200 as untagged.</text:p>
        </text:list-item>
      </text:list>
      <text:p text:style-name="P9">We will configure the interface (Port3) that goes to the Ubuntu KVM host as Trunk. This interface should tag VLAN 100 and 200.</text:p>
      <text:list xml:id="list5887162187916376935" text:style-name="L7">
        <text:list-item>
          <text:p text:style-name="P19">First, you enable the 802.1 Q VLAN and configure the VLAN as follows.</text:p>
        </text:list-item>
        <text:list-item>
          <text:p text:style-name="P19">On VLAN 100, port 1 is untagged, and port 3 is tagged.</text:p>
        </text:list-item>
        <text:list-item>
          <text:p text:style-name="P19">On VLAN 200, port 2 and 8 are untagged, and port 3 is tagged.</text:p>
        </text:list-item>
      </text:list>
      <text:p text:style-name="P9">Below is the actual configuration. You may now click on Apply on the TP-Link Switch.</text:p>
      <text:p text:style-name="P6"><text:soft-page-break/><draw:frame draw:style-name="fr4" draw:name="graphics5" text:anchor-type="as-char" svg:width="4.9134in" svg:height="3.7165in" draw:z-index="9"><draw:image xlink:href="https://getlabsdone.com/wp-content/uploads/2020/12/image-132.png.webp" xlink:type="simple" xlink:show="embed" xlink:actuate="onLoad"/></draw:frame><text:bookmark text:name="mv-trellis-img-39"/></text:p>
      <text:p text:style-name="P9">After you applied the configuration, you may click on 802.1Q PVID settings.</text:p>
      <text:list xml:id="list3975286245835666230" text:style-name="L8">
        <text:list-item>
          <text:p text:style-name="P20">Configure the PVID as follows.</text:p>
        </text:list-item>
      </text:list>
      <text:p text:style-name="P9">Port 1 PVID = 100<text:line-break/>Port 2 and 8 PVID = 200</text:p>
      <text:p text:style-name="P9">Here is the configuration from the Switch.</text:p>
      <text:p text:style-name="P6"><draw:frame draw:style-name="fr4" draw:name="graphics6" text:anchor-type="as-char" svg:width="4.9134in" svg:height="3.7165in" draw:z-index="10"><draw:image xlink:href="https://getlabsdone.com/wp-content/uploads/2020/12/image-134.png.webp" xlink:type="simple" xlink:show="embed" xlink:actuate="onLoad"/></draw:frame><text:bookmark text:name="mv-trellis-img-40"/></text:p>
      <text:p text:style-name="P9">That’s it, the configuration on the TPlink switch side is completed.</text:p>
      <text:h text:style-name="P28" text:outline-level="3"><text:bookmark text:name="anchor4"/><text:bookmark text:name="2_The_pfsense_KVM_network_setup"/><text:soft-page-break/>2. The pfsense KVM network setup.</text:h>
      <text:p text:style-name="P9">We just completed the network configuration from the modem to the Switch to the KVM host. How about the Network from the KVM host to the internal VM network.</text:p>
      <text:p text:style-name="P9">That’s where we are going to use the bridge interface</text:p>
      <text:h text:style-name="P26" text:outline-level="4"><text:bookmark text:name="anchor5"/>Configuration of the KVM Network Side.</text:h>
      <text:p text:style-name="P9">In KVM, you need to create bridge networks for the VM to connect to the Network. The Bridge interface is like a virtual switch, where you can connect multiple VM’s to it.</text:p>
      <text:p text:style-name="P9">Since the pfSense Firewall will be using two interfaces, such as the WAN and the LAN, you need to create the WAN and LAN bridge interfaces. Those two bridges again get connected to the VLAN interfaces in the KVM.</text:p>
      <text:h text:style-name="P26" text:outline-level="4"><text:bookmark text:name="anchor6"/>Configure the VLAN interfaces.</text:h>
      <text:p text:style-name="P5"><text:span text:style-name="T2">We have split the VLAN into two in the Switch. Similarly, we need to split the host interface into two, representing VLAN 100 and 200. Let’s define the VLAN interface using the netplan, as the </text:span><text:a xlink:type="simple" xlink:href="https://getlabsdone.com/how-to-configure-netplan-network/" office:target-frame-name="_blank" xlink:show="new" text:style-name="Internet_20_link" text:visited-style-name="Visited_20_Internet_20_Link"><text:span text:style-name="Strong_20_Emphasis"><text:span text:style-name="T4">netplan </text:span></text:span></text:a><text:span text:style-name="T2">is the default network configuration tool in Ubuntu. I have covered an extensive guide on configuring different types of network devices using </text:span><text:a xlink:type="simple" xlink:href="https://getlabsdone.com/how-to-configure-netplan-network/" office:target-frame-name="_blank" xlink:show="new" text:style-name="Internet_20_link" text:visited-style-name="Visited_20_Internet_20_Link"><text:span text:style-name="Strong_20_Emphasis"><text:span text:style-name="T4">netplan here.</text:span></text:span></text:a></text:p>
      <text:p text:style-name="P9">Here is the VLAN configuration.</text:p>
      <text:p text:style-name="P29">vlans:</text:p>
      <text:p text:style-name="P31"><text:s text:c="6"/><text:span text:style-name="T8">eno2.100:</text:span></text:p>
      <text:p text:style-name="P31"><text:s text:c="10"/><text:span text:style-name="T8">id: 100</text:span></text:p>
      <text:p text:style-name="P31"><text:s text:c="10"/><text:span text:style-name="T8">link: eno2</text:span></text:p>
      <text:p text:style-name="P31"><text:s text:c="6"/><text:span text:style-name="T8">eno2.200:</text:span></text:p>
      <text:p text:style-name="P31"><text:s text:c="10"/><text:span text:style-name="T8">id: 200</text:span></text:p>
      <text:p text:style-name="P31"><text:s text:c="10"/><text:span text:style-name="T8">link: eno2</text:span></text:p>
      <text:h text:style-name="P26" text:outline-level="4"><text:bookmark text:name="anchor7"/>Configure the Bridge interfaces.</text:h>
      <text:p text:style-name="P9">After the VLAN is configured then you can create the bridge interface for each VLAN, br100 connected to the VLAN interface eno2.100 and the br200 that connects eno2.200.</text:p>
      <text:p text:style-name="P9">Here is the Bridge configuration.</text:p>
      <text:p text:style-name="P29">bridges:</text:p>
      <text:p text:style-name="P31"><text:s text:c="6"/><text:span text:style-name="T8">br100:</text:span></text:p>
      <text:p text:style-name="P31"><text:s text:c="9"/><text:span text:style-name="T8">interfaces: [eno2.100]</text:span></text:p>
      <text:p text:style-name="P31"><text:soft-page-break/><text:s text:c="9"/><text:span text:style-name="T8">dhcp4: no</text:span></text:p>
      <text:p text:style-name="P31"><text:s text:c="9"/><text:span text:style-name="T8">dhcp6: no</text:span></text:p>
      <text:p text:style-name="P31"><text:s text:c="9"/><text:span text:style-name="T8">parameters:</text:span></text:p>
      <text:p text:style-name="P31"><text:s text:c="13"/><text:span text:style-name="T8">forward-delay: 0</text:span></text:p>
      <text:p text:style-name="P31"><text:s text:c="13"/><text:span text:style-name="T8">stp: true</text:span></text:p>
      <text:p text:style-name="P31"><text:s text:c="6"/><text:span text:style-name="T8">br200:</text:span></text:p>
      <text:p text:style-name="P31"><text:s text:c="9"/><text:span text:style-name="T8">interfaces: [eno2.200]</text:span></text:p>
      <text:p text:style-name="P31"><text:s text:c="9"/><text:span text:style-name="T8">dhcp4: yes</text:span></text:p>
      <text:p text:style-name="P31"><text:s text:c="9"/><text:span text:style-name="T8">dhcp6: no</text:span></text:p>
      <text:p text:style-name="P31"><text:s text:c="9"/><text:span text:style-name="T8">parameters:</text:span></text:p>
      <text:p text:style-name="P31"><text:s text:c="14"/><text:span text:style-name="T8">forward-delay: 0</text:span></text:p>
      <text:p text:style-name="P31"><text:s text:c="14"/><text:span text:style-name="T8">stp: true</text:span></text:p>
      <text:p text:style-name="P9">All the VM’s inside the KVM hosts can now connect to the bridge interface br200 to access the Pfsense LAN side.</text:p>
      <text:p text:style-name="P5"><text:span text:style-name="Strong_20_Emphasis"><text:span text:style-name="T1">Since we have the same VLAN 200 that goes across via the interface to the Switch as Trunk from the KVM host, and your access point is also on the VLAN 200, all the users will start receiving the same DHCP address from the PFsense directly.</text:span></text:span></text:p>
      <text:p text:style-name="P5"><text:span text:style-name="Strong_20_Emphasis"><text:span text:style-name="T1">Did you notice I turned on the br200 for the DHCP?</text:span></text:span></text:p>
      <text:p text:style-name="P5"><text:span text:style-name="T2">This means as soon as the Pfsense firewall comes online and starts to become the DHCP server</text:span><text:span text:style-name="Strong_20_Emphasis"><text:span text:style-name="T1">, the KVM host would also receive the IP address from the pfsense LAN side.</text:span></text:span></text:p>
      <text:p text:style-name="P5"><text:span text:style-name="Strong_20_Emphasis"><text:span text:style-name="T1">Note: Here, on my Ubuntu host, I have only a single interface. Hence I am using the single interface for both VLAN</text:span></text:span><text:span text:style-name="T2"> </text:span><text:span text:style-name="Strong_20_Emphasis"><text:span text:style-name="T1">interface configurations and the KVM host network. If you have multiple interfaces, you could configure one interface for the VLAN trunking and another just an untagged port on VLAN 200 to start to receive the DHCP address for the KVM host.</text:span></text:span></text:p>
      <text:p text:style-name="P9">Similarly, the KVM host can now reach the WAN interface via br 200 through the Switch.</text:p>
      <text:p text:style-name="P9">Here is the final configuration.</text:p>
      <text:p text:style-name="P29">network:</text:p>
      <text:p text:style-name="P31"><text:s text:c="2"/><text:span text:style-name="T8">version: 2</text:span></text:p>
      <text:p text:style-name="P31"><text:s text:c="2"/><text:span text:style-name="T8">renderer: networkd</text:span></text:p>
      <text:p text:style-name="P31"><text:s text:c="2"/><text:span text:style-name="T8">ethernets:</text:span></text:p>
      <text:p text:style-name="P31"><text:s text:c="6"/><text:span text:style-name="T8">eno2:</text:span></text:p>
      <text:p text:style-name="P31"><text:s text:c="10"/><text:span text:style-name="T8">dhcp4: no</text:span></text:p>
      <text:p text:style-name="P31"><text:soft-page-break/><text:s text:c="10"/><text:span text:style-name="T8">dhcp6: no</text:span></text:p>
      <text:p text:style-name="P31"><text:s text:c="2"/><text:span text:style-name="T8">vlans:</text:span></text:p>
      <text:p text:style-name="P31"><text:s text:c="6"/><text:span text:style-name="T8">eno2.100:</text:span></text:p>
      <text:p text:style-name="P31"><text:s text:c="10"/><text:span text:style-name="T8">id: 100</text:span></text:p>
      <text:p text:style-name="P31"><text:s text:c="10"/><text:span text:style-name="T8">link: eno2</text:span></text:p>
      <text:p text:style-name="P31"><text:s text:c="6"/><text:span text:style-name="T8">eno2.200:</text:span></text:p>
      <text:p text:style-name="P31"><text:s text:c="10"/><text:span text:style-name="T8">id: 200</text:span></text:p>
      <text:p text:style-name="P31"><text:s text:c="10"/><text:span text:style-name="T8">link: eno2</text:span></text:p>
      <text:p text:style-name="P31"><text:s text:c="2"/><text:span text:style-name="T8">bridges:</text:span></text:p>
      <text:p text:style-name="P31"><text:s text:c="6"/><text:span text:style-name="T8">br100:</text:span></text:p>
      <text:p text:style-name="P31"><text:s text:c="9"/><text:span text:style-name="T8">interfaces: [eno2.100]</text:span></text:p>
      <text:p text:style-name="P31"><text:s text:c="9"/><text:span text:style-name="T8">dhcp4: no</text:span></text:p>
      <text:p text:style-name="P31"><text:s text:c="9"/><text:span text:style-name="T8">dhcp6: no</text:span></text:p>
      <text:p text:style-name="P31"><text:s text:c="9"/><text:span text:style-name="T8">parameters:</text:span></text:p>
      <text:p text:style-name="P31"><text:s text:c="13"/><text:span text:style-name="T8">forward-delay: 0</text:span></text:p>
      <text:p text:style-name="P31"><text:s text:c="13"/><text:span text:style-name="T8">stp: true</text:span></text:p>
      <text:p text:style-name="P31"><text:s text:c="6"/><text:span text:style-name="T8">br200:</text:span></text:p>
      <text:p text:style-name="P31"><text:s text:c="9"/><text:span text:style-name="T8">interfaces: [eno2.200]</text:span></text:p>
      <text:p text:style-name="P31"><text:s text:c="9"/><text:span text:style-name="T8">dhcp4: yes</text:span></text:p>
      <text:p text:style-name="P31"><text:s text:c="9"/><text:span text:style-name="T8">dhcp6: no</text:span></text:p>
      <text:p text:style-name="P31"><text:s text:c="9"/><text:span text:style-name="T8">parameters:</text:span></text:p>
      <text:p text:style-name="P31"><text:s text:c="14"/><text:span text:style-name="T8">forward-delay: 0</text:span></text:p>
      <text:p text:style-name="P31"><text:s text:c="14"/><text:span text:style-name="T8">stp: true</text:span></text:p>
      <text:h text:style-name="P28" text:outline-level="3"><text:bookmark text:name="anchor8"/><text:bookmark text:name="3_Install_the_PFsense_on_Ubuntu_KVM"/>3. Install the PFsense on Ubuntu KVM.</text:h>
      <text:p text:style-name="P9">Our underlay network is now configured. It is now a matter of installing the PFsense on the ubuntu KVM host and attach the Network.</text:p>
      <text:p text:style-name="P9">There are two ways you can configure the PFsense on the Ubuntu, via CLI and GUI. We are going to follow the GUI method as you would require GUI output to install the Pfsense.</text:p>
      <text:h text:style-name="P26" text:outline-level="4"><text:bookmark text:name="anchor9"/><text:soft-page-break/>Configure the Pfsense VM.</text:h>
      <text:p text:style-name="P5"><text:span text:style-name="T2">Open terminal, and type</text:span><text:span text:style-name="Strong_20_Emphasis"><text:span text:style-name="T2"> </text:span></text:span><text:span text:style-name="Strong_20_Emphasis"><text:span text:style-name="T1">virt-manager.</text:span></text:span></text:p>
      <text:p text:style-name="P9">The virtualization manager window now open. You can Click on New VM.</text:p>
      <text:p text:style-name="P6"><draw:frame draw:style-name="fr4" draw:name="graphics7" text:anchor-type="as-char" svg:width="3.0075in" svg:height="1.4484in" draw:z-index="11"><draw:image xlink:href="https://getlabsdone.com/wp-content/uploads/2020/12/image-135.png.webp" xlink:type="simple" xlink:show="embed" xlink:actuate="onLoad"/></draw:frame><text:bookmark text:name="mv-trellis-img-41"/></text:p>
      <text:p text:style-name="P5"><text:span text:style-name="T2">Select local install media (ISO image or CDROM) and click on </text:span><text:span text:style-name="Strong_20_Emphasis"><text:span text:style-name="T1">forward</text:span></text:span><text:span text:style-name="T2">.</text:span></text:p>
      <text:p text:style-name="P6"><draw:frame draw:style-name="fr4" draw:name="graphics8" text:anchor-type="as-char" svg:width="3.378in" svg:height="3.5902in" draw:z-index="12"><draw:image xlink:href="https://getlabsdone.com/wp-content/uploads/2020/12/image-136.png.webp" xlink:type="simple" xlink:show="embed" xlink:actuate="onLoad"/></draw:frame><text:bookmark text:name="mv-trellis-img-42"/></text:p>
      <text:p text:style-name="P5"><text:span text:style-name="T2">You need to browse for the Pfsense iso image that you have downloaded, and uncheck the option which says </text:span><text:span text:style-name="Strong_20_Emphasis"><text:span text:style-name="T1">Automatically detect from the installation media</text:span></text:span><text:span text:style-name="T2">, and select Freebsd12.0 from the list and click on </text:span><text:span text:style-name="Strong_20_Emphasis"><text:span text:style-name="T1">Forward</text:span></text:span><text:span text:style-name="T2">.</text:span></text:p>
      <text:p text:style-name="P6"><text:soft-page-break/><draw:frame draw:style-name="fr4" draw:name="graphics9" text:anchor-type="as-char" svg:width="3.2835in" svg:height="3.5193in" draw:z-index="13"><draw:image xlink:href="https://getlabsdone.com/wp-content/uploads/2020/12/image-137.png.webp" xlink:type="simple" xlink:show="embed" xlink:actuate="onLoad"/><svg:title>install pfsense on kvm</svg:title></draw:frame><text:bookmark text:name="mv-trellis-img-43"/></text:p>
      <text:h text:style-name="P26" text:outline-level="4"><text:bookmark text:name="anchor10"/>Configure the system resources.</text:h>
      <text:p text:style-name="P5"><text:span text:style-name="T2">In the Memory, you can give </text:span><text:span text:style-name="Strong_20_Emphasis"><text:span text:style-name="T1">2086</text:span></text:span><text:span text:style-name="T2">, and on the CPU, I am sharing about </text:span><text:span text:style-name="Strong_20_Emphasis"><text:span text:style-name="T1">2 cores,</text:span></text:span><text:span text:style-name="T2"> which is more than enough.</text:span></text:p>
      <text:p text:style-name="P6"><draw:frame draw:style-name="fr4" draw:name="graphics10" text:anchor-type="as-char" svg:width="3.0236in" svg:height="3.2437in" draw:z-index="14"><draw:image xlink:href="https://getlabsdone.com/wp-content/uploads/2020/12/91492A34-F492-4579-BE60-C37EF28AAFEA.png.webp" xlink:type="simple" xlink:show="embed" xlink:actuate="onLoad"/></draw:frame><text:bookmark text:name="mv-trellis-img-44"/></text:p>
      <text:p text:style-name="P5"><text:span text:style-name="T2">You now need to define the virtual hard disk size. I am okay with 20GB and click on </text:span><text:span text:style-name="Strong_20_Emphasis"><text:span text:style-name="T1">forward</text:span></text:span><text:span text:style-name="T2">.</text:span></text:p>
      <text:p text:style-name="P6"><text:soft-page-break/><draw:frame draw:style-name="fr4" draw:name="graphics11" text:anchor-type="as-char" svg:width="3.0472in" svg:height="3.1728in" draw:z-index="15"><draw:image xlink:href="https://getlabsdone.com/wp-content/uploads/2020/12/image-139.png.webp" xlink:type="simple" xlink:show="embed" xlink:actuate="onLoad"/></draw:frame><text:bookmark text:name="mv-trellis-img-45"/></text:p>
      <text:p text:style-name="P9">Note: If you need more storage, you may increase the size.</text:p>
      <text:p text:style-name="P5"><text:span text:style-name="T2">Change the VM name to whatever you like. I am changing it to Pfsense-FW, checking the option that says </text:span><text:span text:style-name="Strong_20_Emphasis"><text:span text:style-name="T1">Customize configuration before install</text:span></text:span><text:span text:style-name="T2">, and clicking on </text:span><text:span text:style-name="Strong_20_Emphasis"><text:span text:style-name="T1">Finish</text:span></text:span><text:span text:style-name="T2">.</text:span></text:p>
      <text:p text:style-name="P6"><draw:frame draw:style-name="fr4" draw:name="graphics12" text:anchor-type="as-char" svg:width="3.0945in" svg:height="3.3228in" draw:z-index="16"><draw:image xlink:href="https://getlabsdone.com/wp-content/uploads/2020/12/3B51100A-B9F3-4A3A-8919-9A03AE7D6362.jpeg.webp" xlink:type="simple" xlink:show="embed" xlink:actuate="onLoad"/></draw:frame><text:bookmark text:name="mv-trellis-img-46"/></text:p>
      <text:h text:style-name="P26" text:outline-level="4"><text:bookmark text:name="anchor11"/>Configure the Network link for the Pfsense.</text:h>
      <text:p text:style-name="P9">The installation window now pops up.</text:p>
      <text:p text:style-name="P5"><text:span text:style-name="T2">Remember that we have created two bridge interfaces, </text:span><text:span text:style-name="Strong_20_Emphasis"><text:span text:style-name="T1">one for the WAN br100 and one for the LAN br200. You may attach them here.</text:span></text:span></text:p>
      <text:p text:style-name="P9">The default interface is the WAN, so you may select the bridge interface 100 here and make sure the device model is set to e1000m, and click on Apply.</text:p>
      <text:p text:style-name="P6"><text:soft-page-break/><draw:frame draw:style-name="fr4" draw:name="graphics13" text:anchor-type="as-char" svg:width="4.4252in" svg:height="3.5902in" draw:z-index="17"><draw:image xlink:href="https://getlabsdone.com/wp-content/uploads/2020/12/5939ABC6-6E24-45C0-8451-9054EAE0FDEE.jpeg.webp" xlink:type="simple" xlink:show="embed" xlink:actuate="onLoad"/><svg:title>install pfsense on kvm linux</svg:title></draw:frame><text:bookmark text:name="mv-trellis-img-47"/></text:p>
      <text:p text:style-name="P5"><text:span text:style-name="T2">You may now click on</text:span><text:span text:style-name="Strong_20_Emphasis"><text:span text:style-name="T2"> </text:span></text:span><text:span text:style-name="Strong_20_Emphasis"><text:span text:style-name="T1">add hardware.</text:span></text:span></text:p>
      <text:p text:style-name="P6"><draw:frame draw:style-name="fr4" draw:name="graphics14" text:anchor-type="as-char" svg:width="3.6138in" svg:height="2.2598in" draw:z-index="18"><draw:image xlink:href="https://getlabsdone.com/wp-content/uploads/2020/12/image-141-edited.png.webp" xlink:type="simple" xlink:show="embed" xlink:actuate="onLoad"/></draw:frame><text:bookmark text:name="mv-trellis-img-48"/></text:p>
      <text:p text:style-name="P5"><text:span text:style-name="T2">Choose </text:span><text:span text:style-name="Strong_20_Emphasis"><text:span text:style-name="T1">Network</text:span></text:span><text:span text:style-name="T2"> from the list, and select bridge interface 200 as this new network interface is for the LAN side.</text:span></text:p>
      <text:p text:style-name="P6"><text:soft-page-break/><draw:frame draw:style-name="fr4" draw:name="graphics15" text:anchor-type="as-char" svg:width="4.2992in" svg:height="3.5752in" draw:z-index="19"><draw:image xlink:href="https://getlabsdone.com/wp-content/uploads/2020/12/AC735618-F6FE-44D8-8BD1-959E0514A61C.jpeg.webp" xlink:type="simple" xlink:show="embed" xlink:actuate="onLoad"/><svg:title>install pfsense on kvm linux</svg:title></draw:frame><text:bookmark text:name="mv-trellis-img-49"/></text:p>
      <text:p text:style-name="P9">At this point, you will have two interfaces attached to the Pfsense VM, one is for the WAN and another one is for LAN.</text:p>
      <text:p text:style-name="P6"><draw:frame draw:style-name="fr4" draw:name="graphics16" text:anchor-type="as-char" svg:width="4.2835in" svg:height="3.4807in" draw:z-index="20"><draw:image xlink:href="https://getlabsdone.com/wp-content/uploads/2020/12/E17B56F0-2806-4516-866C-3B0DC7FFEF6E.jpeg.webp" xlink:type="simple" xlink:show="embed" xlink:actuate="onLoad"/></draw:frame><text:bookmark text:name="mv-trellis-img-50"/></text:p>
      <text:h text:style-name="P26" text:outline-level="4"><text:bookmark text:name="anchor12"/>Begin installation.</text:h>
      <text:p text:style-name="P5"><text:span text:style-name="T2">You may now click on </text:span><text:span text:style-name="Strong_20_Emphasis"><text:span text:style-name="T1">Begin installation.</text:span></text:span></text:p>
      <text:p text:style-name="P9">After a minute or two, you would get a pfsnese installation prompt. You may hit Enter to Accept the copyright and the distribution notice.</text:p>
      <text:p text:style-name="P6"><text:soft-page-break/><draw:frame draw:style-name="fr4" draw:name="graphics17" text:anchor-type="as-char" svg:width="4.9134in" svg:height="3.9839in" draw:z-index="21"><draw:image xlink:href="https://getlabsdone.com/wp-content/uploads/2020/12/image-144.png.webp" xlink:type="simple" xlink:show="embed" xlink:actuate="onLoad"/></draw:frame><text:bookmark text:name="mv-trellis-img-51"/></text:p>
      <text:p text:style-name="P9">On the installation wizard, choose install.</text:p>
      <text:p text:style-name="P6"><draw:frame draw:style-name="fr4" draw:name="graphics18" text:anchor-type="as-char" svg:width="4.9134in" svg:height="3.9764in" draw:z-index="22"><draw:image xlink:href="https://getlabsdone.com/wp-content/uploads/2020/12/image-145.png.webp" xlink:type="simple" xlink:show="embed" xlink:actuate="onLoad"/></draw:frame><text:bookmark text:name="mv-trellis-img-52"/></text:p>
      <text:p text:style-name="P9">Next you may have to choose the keyboard layout, I am selecting the default keymap.</text:p>
      <text:p text:style-name="P6"><text:soft-page-break/><draw:frame draw:style-name="fr4" draw:name="graphics19" text:anchor-type="as-char" svg:width="4.9134in" svg:height="3.8819in" draw:z-index="23"><draw:image xlink:href="https://getlabsdone.com/wp-content/uploads/2020/12/image-146.png.webp" xlink:type="simple" xlink:show="embed" xlink:actuate="onLoad"/></draw:frame><text:bookmark text:name="mv-trellis-img-53"/></text:p>
      <text:p text:style-name="P9">In the partitioning step, choose Auto (UFS) and continue.</text:p>
      <text:p text:style-name="P6"><draw:frame draw:style-name="fr4" draw:name="graphics20" text:anchor-type="as-char" svg:width="4.9134in" svg:height="3.9453in" draw:z-index="24"><draw:image xlink:href="https://getlabsdone.com/wp-content/uploads/2020/12/image-147.png.webp" xlink:type="simple" xlink:show="embed" xlink:actuate="onLoad"/></draw:frame><text:bookmark text:name="mv-trellis-img-54"/></text:p>
      <text:p text:style-name="P9">You will get the prompt that says, the installation now completed. Since I don’t want to go back to the shell to make further changes, I would click on No.</text:p>
      <text:p text:style-name="P6"><text:soft-page-break/><draw:frame draw:style-name="fr4" draw:name="graphics21" text:anchor-type="as-char" svg:width="4.9134in" svg:height="3.8819in" draw:z-index="25"><draw:image xlink:href="https://getlabsdone.com/wp-content/uploads/2020/12/image-148.png.webp" xlink:type="simple" xlink:show="embed" xlink:actuate="onLoad"/></draw:frame><text:bookmark text:name="mv-trellis-img-55"/></text:p>
      <text:p text:style-name="P9">And reboot the Pfsense firewall in KVM.</text:p>
      <text:p text:style-name="P6"><draw:frame draw:style-name="fr4" draw:name="graphics22" text:anchor-type="as-char" svg:width="4.9134in" svg:height="3.9217in" draw:z-index="26"><draw:image xlink:href="https://getlabsdone.com/wp-content/uploads/2020/12/image-149.png.webp" xlink:type="simple" xlink:show="embed" xlink:actuate="onLoad"/></draw:frame><text:bookmark text:name="mv-trellis-img-56"/></text:p>
      <text:h text:style-name="P28" text:outline-level="3"><text:bookmark text:name="anchor13"/><text:bookmark text:name="4_Configure_the_Pfsense_VM_in_KVM"/>4. Configure the Pfsense VM in KVM.</text:h>
      <text:p text:style-name="P9">After the reboot, you will be prompted with the pfsense initial CLI setup wizard, where you should be able to see both the interfaces that we have added as em0 for WAN and em1 for the LAN.</text:p>
      <text:p text:style-name="P6"><text:soft-page-break/><draw:frame draw:style-name="fr4" draw:name="graphics23" text:anchor-type="as-char" svg:width="4.8425in" svg:height="3.898in" draw:z-index="27"><draw:image xlink:href="https://getlabsdone.com/wp-content/uploads/2020/12/88B2A382-D76B-4F45-91F6-3B5650B22900.jpeg.webp" xlink:type="simple" xlink:show="embed" xlink:actuate="onLoad"/></draw:frame><text:bookmark text:name="mv-trellis-img-57"/></text:p>
      <text:p text:style-name="P5"><text:span text:style-name="T2">As you can see, pfsense is now configured with an </text:span><text:span text:style-name="Strong_20_Emphasis"><text:span text:style-name="T1">IP address 192.168.1.1/24 on the LAN interface, and you don’t see any WAN interface IP address at the moment. We will fix that next.</text:span></text:span></text:p>
      <text:p text:style-name="P9">That’s it. You just completed the pfsense installation also the initial CLI configuration.</text:p>
      <text:p text:style-name="P9">By default, the LAN side users now should start getting an IP address from the Pfsesne DHCP server, you would also receive an Ip address on the bridge interface 100 on the KVM host. As you can see, I got an IP address of 192.168.1.20.</text:p>
      <text:p text:style-name="P6"><draw:frame draw:style-name="fr4" draw:name="graphics24" text:anchor-type="as-char" svg:width="2.6138in" svg:height="1.5902in" draw:z-index="28"><draw:image xlink:href="https://getlabsdone.com/wp-content/uploads/2020/12/image-153.png.webp" xlink:type="simple" xlink:show="embed" xlink:actuate="onLoad"/></draw:frame><text:bookmark text:name="mv-trellis-img-58"/></text:p>
      <text:p text:style-name="P5"><text:span text:style-name="T2">This also means you now should be able to communicate the LAN gateway from your Ubuntu KVM host, and the KVM host can access the internet as well, to verify. Let’s try to ping </text:span><text:a xlink:type="simple" xlink:href="https://www.google.com/" text:style-name="Internet_20_link" text:visited-style-name="Visited_20_Internet_20_Link"><text:span text:style-name="T5">www.google.com</text:span></text:a><text:span text:style-name="T2">. As you can see, we are getting a response.</text:span></text:p>
      <text:p text:style-name="P6"><draw:frame draw:style-name="fr4" draw:name="graphics25" text:anchor-type="as-char" svg:width="4.9134in" svg:height="1.3701in" draw:z-index="29"><draw:image xlink:href="https://getlabsdone.com/wp-content/uploads/2020/12/image-154.png.webp" xlink:type="simple" xlink:show="embed" xlink:actuate="onLoad"/></draw:frame><text:bookmark text:name="mv-trellis-img-59"/></text:p>
      <text:h text:style-name="P28" text:outline-level="3"><text:bookmark text:name="anchor14"/><text:bookmark text:name="5_Pfsense_Web_GUI_initial_setup"/><text:soft-page-break/>5. Pfsense Web GUI initial setup.</text:h>
      <text:p text:style-name="P5"><text:span text:style-name="T2">Open a browser, and access the PFsense firewall using </text:span><text:a xlink:type="simple" xlink:href="https://192.168.1.1/" text:style-name="Internet_20_link" text:visited-style-name="Visited_20_Internet_20_Link"><text:span text:style-name="T5">https://192.168.1.1</text:span></text:a></text:p>
      <text:p text:style-name="P9">You will get a security warning about the certificate. You may accept the risk and continue.</text:p>
      <text:p text:style-name="P9">You may enter the username as admin and the password as pfsense and click on Sign in on the login screen.</text:p>
      <text:p text:style-name="P9">You now will be prompted with the pfsense GUI initial setup wizard.</text:p>
      <text:p text:style-name="P6"><draw:frame draw:style-name="fr4" draw:name="graphics26" text:anchor-type="as-char" svg:width="3.472in" svg:height="2.9602in" draw:z-index="30"><draw:image xlink:href="https://getlabsdone.com/wp-content/uploads/2020/12/image-155.png.webp" xlink:type="simple" xlink:show="embed" xlink:actuate="onLoad"/><svg:title>install pfsense on ubuntu</svg:title></draw:frame><text:bookmark text:name="mv-trellis-img-60"/></text:p>
      <text:p text:style-name="P5"><text:span text:style-name="T2">Except for setting the password for the Web GUI, I am not making any changes here, you may click on next, eventually, on the screen where it’s asking you to set up the Admin WebGUI password, </text:span><text:span text:style-name="Strong_20_Emphasis"><text:span text:style-name="T1">you may type the password in and click on Next.</text:span></text:span></text:p>
      <text:p text:style-name="P6"><draw:frame draw:style-name="fr4" draw:name="graphics27" text:anchor-type="as-char" svg:width="3.0547in" svg:height="1.2201in" draw:z-index="31"><draw:image xlink:href="https://getlabsdone.com/wp-content/uploads/2020/12/image-156.png.webp" xlink:type="simple" xlink:show="embed" xlink:actuate="onLoad"/></draw:frame><text:bookmark text:name="mv-trellis-img-61"/></text:p>
      <text:p text:style-name="P5"><text:span text:style-name="T2">After that, you may click on Reload. You would get a message that says, </text:span><text:span text:style-name="Strong_20_Emphasis"><text:span text:style-name="T1">Contratulations, Pfsense is now configured. You may click on Finish.</text:span></text:span></text:p>
      <text:p text:style-name="P6"><text:soft-page-break/><draw:frame draw:style-name="fr4" draw:name="graphics28" text:anchor-type="as-char" svg:width="4.9134in" svg:height="3.7165in" draw:z-index="32"><draw:image xlink:href="https://getlabsdone.com/wp-content/uploads/2020/12/image-157.png.webp" xlink:type="simple" xlink:show="embed" xlink:actuate="onLoad"/><svg:title>pfsense home setup</svg:title></draw:frame><text:bookmark text:name="mv-trellis-img-62"/></text:p>
      <text:h text:style-name="P28" text:outline-level="3"><text:bookmark text:name="anchor15"/><text:bookmark text:name="6_Pfsense_pppoe_wan_setup"/>6. Pfsense pppoe wan setup</text:h>
      <text:p text:style-name="P5"><text:span text:style-name="T2">As you can see, I am on the homepage now, and I have both the LAN and the WAN interface, </text:span><text:span text:style-name="Strong_20_Emphasis"><text:span text:style-name="T1">which is up right now but with no IP.</text:span></text:span></text:p>
      <text:p text:style-name="P6"><draw:frame draw:style-name="fr4" draw:name="graphics29" text:anchor-type="as-char" svg:width="4.9134in" svg:height="1.4016in" draw:z-index="33"><draw:image xlink:href="https://getlabsdone.com/wp-content/uploads/2020/12/image-158.png.webp" xlink:type="simple" xlink:show="embed" xlink:actuate="onLoad"/></draw:frame><text:bookmark text:name="mv-trellis-img-63"/></text:p>
      <text:p text:style-name="P5"><text:span text:style-name="T2">We need to configure the WAN interface that is facing the public internet. Click on </text:span><text:span text:style-name="Strong_20_Emphasis"><text:span text:style-name="T1">WAN</text:span></text:span><text:span text:style-name="T2">.</text:span></text:p>
      <text:p text:style-name="P9">Note: I am using PPPOE for the WAN connection, so the configuration is based on that, you may have to change it according to your Network.</text:p>
      <text:p text:style-name="P5"><text:span text:style-name="T2">In the IPv4 configuration type</text:span><text:span text:style-name="Strong_20_Emphasis"><text:span text:style-name="T1">, select PPPOE.</text:span></text:span></text:p>
      <text:p text:style-name="P5"><text:span text:style-name="Strong_20_Emphasis"><text:span text:style-name="T1">By default, in the PPPOE network, there will be routers mac address cached at the service provider side, so you may have to call the ISP to either reset the MAC address or Get the mac address and type it under MAC address</text:span></text:span><text:span text:style-name="T2">.</text:span></text:p>
      <text:p text:style-name="P6"><text:soft-page-break/><draw:frame draw:style-name="fr4" draw:name="graphics30" text:anchor-type="as-char" svg:width="4.9134in" svg:height="2.6772in" draw:z-index="34"><draw:image xlink:href="https://getlabsdone.com/wp-content/uploads/2020/12/image-159.png.webp" xlink:type="simple" xlink:show="embed" xlink:actuate="onLoad"/></draw:frame><text:bookmark text:name="mv-trellis-img-64"/></text:p>
      <text:p text:style-name="P9">Under PPOE configuration, type the username and password that you received from your ISP.</text:p>
      <text:p text:style-name="P6"><draw:frame draw:style-name="fr4" draw:name="graphics31" text:anchor-type="as-char" svg:width="4.9134in" svg:height="2.1102in" draw:z-index="35"><draw:image xlink:href="https://getlabsdone.com/wp-content/uploads/2020/12/image-160.png.webp" xlink:type="simple" xlink:show="embed" xlink:actuate="onLoad"/></draw:frame><text:bookmark text:name="mv-trellis-img-65"/></text:p>
      <text:h text:style-name="P26" text:outline-level="4"><text:bookmark text:name="anchor16"/>Apply the configuration.</text:h>
      <text:p text:style-name="P9">As soon as you applied the configuration, you should now see the WAN interface is down.</text:p>
      <text:p text:style-name="P6"><draw:frame draw:style-name="fr4" draw:name="graphics32" text:anchor-type="as-char" svg:width="4.9134in" svg:height="1.7008in" draw:z-index="36"><draw:image xlink:href="https://getlabsdone.com/wp-content/uploads/2020/12/image-161.png.webp" xlink:type="simple" xlink:show="embed" xlink:actuate="onLoad"/></draw:frame><text:bookmark text:name="mv-trellis-img-66"/></text:p>
      <text:p text:style-name="P9">Just give it about a minute or two, and you should be good to go.</text:p>
      <text:p text:style-name="P9">As you can see, my WAN interface has come up with a public IP address.</text:p>
      <text:p text:style-name="P25"><text:soft-page-break/><draw:frame draw:style-name="fr4" draw:name="graphics33" text:anchor-type="as-char" svg:width="8.0634in" svg:height="2.2681in" draw:z-index="37"><draw:image xlink:href="https://getlabsdone.com/wp-content/uploads/2020/12/36BC92AD-8932-4F97-B5BF-9B6714F005C9-1024x288.jpeg.webp" xlink:type="simple" xlink:show="embed" xlink:actuate="onLoad"/></draw:frame><text:bookmark text:name="mv-trellis-img-67"/></text:p>
      <text:h text:style-name="P26" text:outline-level="4">How come pfsense wan pppoe down?</text:h>
      <text:p text:style-name="P9">In PPPoE, the interface would take a bit of time to come up, so if you followed the above configuration, that is enough for you to bring the interfaces up. And please do not rush through and keep changing the configuration just because the WAN interface is not coming up. Unless directed by the ISP.</text:p>
      <text:h text:style-name="P28" text:outline-level="3"><text:bookmark text:name="anchor17"/><text:bookmark text:name="7_Configure_the_Pfsense_to_start_at_boot_in_KVM"/>7. Configure the Pfsense to start at boot in KVM.</text:h>
      <text:p text:style-name="P5"><text:span text:style-name="T2">The PFSense configuration is now complete, and you should be good to go. However, it is better to give a reboot before we proceed, so go back to the CLI and shutdown the Pfsense firewall using the number </text:span><text:span text:style-name="Strong_20_Emphasis"><text:span text:style-name="T1">6. Halt the system.</text:span></text:span></text:p>
      <text:p text:style-name="P5"><text:span text:style-name="Strong_20_Emphasis"><text:span text:style-name="T1">If you are using the PFsense firewall as your primary router in KVM, it is highly recommended that you make the VM start when the KVM Host reboots.</text:span></text:span></text:p>
      <text:p text:style-name="P5"><text:span text:style-name="T2">To autostart the VM, you may type</text:span><text:span text:style-name="Source_20_Text"><text:span text:style-name="Strong_20_Emphasis"><text:span text:style-name="T3">vrish autostart Pfsense-FW1</text:span></text:span></text:span><text:span text:style-name="T2">on the Ubuntu terminal.</text:span></text:p>
      <text:p text:style-name="P9">You may now start the VM.</text:p>
      <text:p text:style-name="P6"><draw:frame draw:style-name="fr4" draw:name="graphics34" text:anchor-type="as-char" svg:width="2.4098in" svg:height="1.6457in" draw:z-index="38"><draw:image xlink:href="https://getlabsdone.com/wp-content/uploads/2020/12/image-162.png.webp" xlink:type="simple" xlink:show="embed" xlink:actuate="onLoad"/></draw:frame><text:bookmark text:name="mv-trellis-img-68"/></text:p>
      <text:p text:style-name="P9">Alright, we now have configured the Pfsense firewall in KVM successfully. Let’s start testing the connectivity.</text:p>
      <text:h text:style-name="P28" text:outline-level="3"><text:bookmark text:name="anchor18"/><text:bookmark text:name="8_Verify_PFSense_firewall_connectivity"/>8. Verify PFSense firewall connectivity.</text:h>
      <text:p text:style-name="P9">We are going to test the PFsense firewall connectivity by using different methods.</text:p>
      <text:list xml:id="list3366805192433461062" text:style-name="L9">
        <text:list-item>
          <text:p text:style-name="P21">Using the VM inside the KVM, it would simulate the VM access to the Firewall.</text:p>
        </text:list-item>
        <text:list-item>
          <text:p text:style-name="P21">A wireless device connected to the Firewall.</text:p>
        </text:list-item>
        <text:list-item>
          <text:p text:style-name="P21">A device connected via Wired to the switch.</text:p>
        </text:list-item>
      </text:list>
      <text:h text:style-name="P26" text:outline-level="4"><text:bookmark text:name="anchor19"/><text:soft-page-break/>Using a VM.</text:h>
      <text:p text:style-name="P9">I deployed a Linux VM in the same KVM host and connected it’s the interface to the br200, the LAN side of the Firewall.</text:p>
      <text:list xml:id="list2680385588221800757" text:style-name="L10">
        <text:list-item>
          <text:p text:style-name="P22">Ping the google.com, as you can see, that worked just fine.</text:p>
        </text:list-item>
      </text:list>
      <text:p text:style-name="P6"><draw:frame draw:style-name="fr4" draw:name="graphics35" text:anchor-type="as-char" svg:width="4.1492in" svg:height="3.1654in" draw:z-index="39"><draw:image xlink:href="https://getlabsdone.com/wp-content/uploads/2020/12/E536B78F-0159-449B-BBD8-A071E31FC114-1024x782.jpeg.webp" xlink:type="simple" xlink:show="embed" xlink:actuate="onLoad"/></draw:frame><text:bookmark text:name="mv-trellis-img-69"/></text:p>
      <text:list xml:id="list8487707282047158272" text:style-name="L11">
        <text:list-item>
          <text:p text:style-name="P23">Do a speed test to analyze the speed.</text:p>
        </text:list-item>
      </text:list>
      <text:p text:style-name="P6"><draw:frame draw:style-name="fr4" draw:name="graphics36" text:anchor-type="as-char" svg:width="4.5902in" svg:height="2.9291in" draw:z-index="40"><draw:image xlink:href="https://getlabsdone.com/wp-content/uploads/2020/12/E6185C48-6B21-472A-B23F-CCE8C81CF1EE-1024x654.jpeg.webp" xlink:type="simple" xlink:show="embed" xlink:actuate="onLoad"/></draw:frame><text:bookmark text:name="mv-trellis-img-70"/></text:p>
      <text:p text:style-name="P9">As you can see the VM performance is pretty decent.</text:p>
      <text:h text:style-name="P26" text:outline-level="4"><text:bookmark text:name="anchor20"/>Connect the wireless device to the PFsense firewall.</text:h>
      <text:p text:style-name="P9">I have configured my wireless access point to work as an access point than a router during the initial setup wizard, and I am using Dlink 825 wireless router for this setup.</text:p>
      <text:p text:style-name="P6"><text:soft-page-break/><draw:frame draw:style-name="fr4" draw:name="graphics37" text:anchor-type="as-char" svg:width="5.0075in" svg:height="2.7953in" draw:z-index="41"><draw:image xlink:href="https://getlabsdone.com/wp-content/uploads/2020/12/70799A9E-07F4-476D-A52F-73FB6F9A6A36-1024x572.jpeg.webp" xlink:type="simple" xlink:show="embed" xlink:actuate="onLoad"/></draw:frame><text:bookmark text:name="mv-trellis-img-71"/></text:p>
      <text:p text:style-name="P9">On my iPad connected to the wifi, I can also access the internet.</text:p>
      <text:p text:style-name="P9">But the speed test was showing not so great results.</text:p>
      <text:h text:style-name="P26" text:outline-level="4"><text:bookmark text:name="anchor21"/>On the wired.</text:h>
      <text:p text:style-name="P9">We have configured the switch side port 8 as access port 200. I have connected my secondary laptop to it, though I can access the internet, the performance was no so good.</text:p>
      <text:h text:style-name="P33" text:outline-level="2"><text:bookmark text:name="Final_verdict"/>Final verdict:</text:h>
      <text:p text:style-name="P9">We have configured the Pfsense firewall successfully on the KVM environment, and do I recommend this method in your home internet setup?</text:p>
      <text:p text:style-name="P5"><text:span text:style-name="Strong_20_Emphasis"><text:span text:style-name="T1">If you have a good server with a higher 10GB network link, also a good layer2 switch then yes, but not on a desktop or laptop like I did. Though I have an internet bandwidth of 100Mbps, I am not getting enough bandwidth with it. Moreover, since we are also virtualizing the network stack using a bridge, you won’t get the same throughput as the hardware network interface.</text:span></text:span></text:p>
      <text:h text:style-name="P33" text:outline-level="2"><text:bookmark text:name="How_to_improve_pfsense_kvm_performance"/>How to improve pfsense kvm performance?</text:h>
      <text:p text:style-name="P9">So in the end, the pfSense Firewall virtualized on KVM wasn’t giving me much performance as my standard Dlink router does.</text:p>
      <text:p text:style-name="P9">Yes, it is more protected with the Firewall than the normal consumer router, but I don’t have internet connectivity when I shut down my KVM host.</text:p>
      <text:p text:style-name="P9">With i7 9750h CPU with 1GB network card that shares both the LAN and the WAN side traffic, the performance wasn’t so good. I have used it for about two to three days, and I decided to go back to my Dlink router.</text:p>
      <text:p text:style-name="P5"><text:span text:style-name="Strong_20_Emphasis"><text:span text:style-name="T1">To get good performance on the Pfsense KVM firewall, you can use PCI passthrough on both the WAN and the LAN uplink. So if you have two physical NIC on your machine then that would works great.</text:span></text:span></text:p>
      <text:p text:style-name="P9"><text:soft-page-break/>I am now planning to configure a spare laptop as the Pfsense firewall to keep you pos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monospace"/>
    <style:font-face style:name="Menlo" svg:font-family="Menlo, Monaco, Consolas, monospace"/>
    <style:font-face style:name="OpenSymbol" svg:font-family="OpenSymbol"/>
    <style:font-face style:name="system" svg:font-family="system, system-ui, apple-system, .SFNSText-Regular, 'San Francisco', Roboto, 'Segoe UI', 'Helvetica Neue', 'Lucida Grande',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5-13T14:12:15</meta:creation-date>
    <meta:document-statistic meta:table-count="0" meta:image-count="37" meta:object-count="0" meta:page-count="24" meta:paragraph-count="263" meta:word-count="2946" meta:character-count="16703"/>
    <dc:date>2025-05-13T14:16:57</dc:date>
    <meta:editing-duration>PT4M42S</meta:editing-duration>
    <meta:editing-cycles>1</meta:editing-cycles>
    <meta:generator>OpenOffice/4.1.15$Unix OpenOffice.org_project/4115m2$Build-9813</meta:generator>
  </office:meta>
</office:document-meta>
</file>